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1" style:family="text">
      <style:text-properties officeooo:rsid="0016189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My name is Luciano Gonzalez. I am <text:span text:style-name="T1">20</text:span> years old, having been born on January 20, 2004. My educational journey led me to Instituto Argentino Modelo, where I completed my studies and proudly graduated in 2022.</text:p>
      <text:p text:style-name="Standard">During that year, I embraced an enriching experience by enrolling in a comprehensive course focused on programming. This course equipped me with skills in programming languages such as C, Python, and SQL. Furthermore, fueled by my passion for coding and a deep-seated desire for continuous learning, I took it upon myself to delve into programming in Javascript, HTML, and CSS, broadening my knowledge and honing my abilities in web development.</text:p>
      <text:p text:style-name="Standard">Motivated by a strong work ethic and a keen appetite for learning, I actively seek out challenges to refine and expand my skill set. Embracing challenges is, in my view, the surest path to personal and professional growth. This mindset fuels my desire to work with your team, where I can leverage my expertise and passion for technology to make a meaningful contribution.</text:p>
      <text:p text:style-name="Standard">Thank you for considering my application. I am eagerly looking forward to the possibility of collaborating and contributing to your organiza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style:rfc-language-tag="es-419" fo:language="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style:rfc-language-tag="es-419" fo:language="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9T19:32:16.659000000</meta:creation-date>
    <dc:date>2024-02-29T19:34:01.969000000</dc:date>
    <meta:editing-duration>PT1M45S</meta:editing-duration>
    <meta:editing-cycles>1</meta:editing-cycles>
    <meta:document-statistic meta:table-count="0" meta:image-count="0" meta:object-count="0" meta:page-count="1" meta:paragraph-count="4" meta:word-count="190" meta:character-count="1167" meta:non-whitespace-character-count="981"/>
    <meta:generator>LibreOffice/7.5.3.2$Windows_X86_64 LibreOffice_project/9f56dff12ba03b9acd7730a5a481eea045e468f3</meta:generator>
  </office:meta>
</office:document-meta>
</file>